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style:font-name-asian="Times New Roman" style:font-weight-asian="bold" style:font-name-complex="Times New Roman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style:font-name-asian="Times New Roman" style:font-name-complex="Times New Roman"/>
    </style:style>
    <style:style style:name="T8" style:family="text">
      <style:text-properties fo:language="en" fo:country="GB" style:font-name-asian="Times New Roman" style:font-name-complex="Times New Roman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711cm" draw:z-index="0"><draw:image xlink:href="../../odt_eng/images/0082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Key-0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461cm" draw:z-index="0"><draw:image xlink:href="../../odt_eng/images/008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4">vectorized </text:span></text:span><text:span text:style-name="Основной_20_шрифт_20_абзаца"><text:span text:style-name="T2">and implements the function of controllable key as per the algorithm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5.42cm" svg:height="1.3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7">where</text:span></text:span><text:span text:style-name="Основной_20_шрифт_20_абзаца"><text:span text:style-name="T7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7">is for the vector of input signals,</text:span></text:span><text:span text:style-name="Основной_20_шрифт_20_абзаца"><text:span text:style-name="T7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7">is for the vector of output signals, </text:span></text:span><text:span text:style-name="Основной_20_шрифт_20_абзаца"><text:span text:style-name="T7"><draw:frame draw:style-name="fr3" draw:name="Объект4" text:anchor-type="as-char" svg:width="0.623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7">is for the vector of “thresholds” (parameters of settings),</text:span></text:span><text:span text:style-name="Основной_20_шрифт_20_абзаца"><text:span text:style-name="T7"><draw:frame draw:style-name="fr3" draw:name="Объект9" text:anchor-type="as-char" svg:width="0.66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7">is for the vector of unit output signals with input signals featuring </text:span></text:span><text:span text:style-name="Основной_20_шрифт_20_абзаца"><text:span text:style-name="T5">lesser</text:span></text:span><text:span text:style-name="Основной_20_шрифт_20_абзаца"><text:span text:style-name="T7"> threshold values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4487634358227078901" text:style-name="L1">
              <text:list-item>
                <text:p text:style-name="P8"><text:span text:style-name="Основной_20_шрифт_20_абзаца"><text:span text:style-name="T8">Setting – the vector of “thresholds”</text:span></text:span><text:span text:style-name="Основной_20_шрифт_20_абзаца"><text:span text:style-name="T8"><draw:frame draw:style-name="fr3" draw:name="Object1" text:anchor-type="as-char" svg:width="0.623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8">.</text:span></text:span></text:p>
              </text:list-item>
              <text:list-item>
                <text:p text:style-name="P8"><text:span text:style-name="Основной_20_шрифт_20_абзаца"><text:span text:style-name="T8">Subthreshold value – the vector of unit output signals</text:span></text:span><text:span text:style-name="Основной_20_шрифт_20_абзаца"><text:span text:style-name="T8"><draw:frame draw:style-name="fr3" draw:name="Object2" text:anchor-type="as-char" svg:width="0.66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8">(with input signals featuring </text:span></text:span><text:span text:style-name="Основной_20_шрифт_20_абзаца"><text:span text:style-name="T6">lesser</text:span></text:span><text:span text:style-name="Основной_20_шрифт_20_абзаца"><text:span text:style-name="T8"> threshold values)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0</dc:title>
    <dc:creator>Александр </dc:creator>
    <meta:creation-date>2012-01-25T08:37:00Z</meta:creation-date>
    <dc:date>2012-03-04T20:21:47.99</dc:date>
    <meta:editing-cycles>97</meta:editing-cycles>
    <meta:editing-duration>PT2H27M12S</meta:editing-duration>
    <meta:document-statistic meta:table-count="1" meta:image-count="2" meta:object-count="7" meta:page-count="1" meta:paragraph-count="11" meta:word-count="86" meta:character-count="516"/>
    <meta:template xlink:type="simple" xlink:actuate="onRequest" xlink:title="" xlink:href="../../odt_eng/0082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,</mn>
                    </msub>
                    <mi/>
                    <mi mathvariant="italic">if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y_0, ~ if ~ u(t) &lt; K #
alignl x(t), ~ if ~ u(t) &gt;= K}  right none
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i>K</mi>
    </mrow>
    <annotation encoding="StarMath 5.0">K</annotation>
  </semantics>
</math>
</file>

<file path=Object 7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